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B95F3B2102BEF6C57E.png" manifest:media-type="image/png"/>
  <manifest:file-entry manifest:full-path="Pictures/10000000000000D4000000EE31A8D3AB852F20D9.png" manifest:media-type="image/png"/>
  <manifest:file-entry manifest:full-path="Pictures/1000000000000168000001683DBE3927BDE017FC.png" manifest:media-type="image/png"/>
  <manifest:file-entry manifest:full-path="Pictures/10000201000004B0000004B0240A5587345D00C1.png" manifest:media-type="image/png"/>
  <manifest:file-entry manifest:full-path="Pictures/1000000000000320000001F4E79F826695CA6CFE.png" manifest:media-type="image/png"/>
  <manifest:file-entry manifest:full-path="Pictures/1000020100000259000001AF59463E312C4DF126.png" manifest:media-type="image/png"/>
  <manifest:file-entry manifest:full-path="Pictures/10000201000000C8000000C8A93A8F2E3BD648A7.png" manifest:media-type="image/png"/>
  <manifest:file-entry manifest:full-path="Pictures/10000201000001000000010048554E953E1770CE.png" manifest:media-type="image/png"/>
  <manifest:file-entry manifest:full-path="Pictures/100000000000010A000000BEF46BA50FDBF9ED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9.088cm" fo:min-width="2.99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938cm" fo:min-width="3.33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to_20_sem_20_preenchimento_20_nem_20_linha">
      <style:graphic-properties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8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6cm"/>
      <style:paragraph-properties style:writing-mode="lr-tb"/>
    </style:style>
    <style:style style:name="gr10" style:family="graphic" style:parent-style-name="standard">
      <style:graphic-properties draw:stroke="dash" draw:stroke-dash="Double_20_Dash" draw:fill="solid" draw:fill-color="#ffffff" draw:textarea-horizontal-align="justify" draw:textarea-vertical-align="middle" draw:auto-grow-height="false" fo:min-height="15.75cm" fo:min-width="11.75cm"/>
    </style:style>
    <style:style style:name="gr11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4" style:family="graphic" style:parent-style-name="standard">
      <style:graphic-properties draw:stroke="solid" draw:fill="none" fo:min-height="2.57cm" draw:shadow-offset-x="0cm" draw:shadow-offset-y="0cm" loext:shadow-blur="0cm"/>
      <style:paragraph-properties style:writing-mode="lr-tb"/>
    </style:style>
    <style:style style:name="gr15" style:family="graphic" style:parent-style-name="standard">
      <style:graphic-properties draw:stroke="solid" draw:fill="none" fo:min-height="2.532cm" draw:shadow-offset-x="0cm" draw:shadow-offset-y="0cm" loext:shadow-blur="0cm"/>
      <style:paragraph-properties style:writing-mode="lr-tb"/>
    </style:style>
    <style:style style:name="gr16" style:family="graphic" style:parent-style-name="standard">
      <style:graphic-properties draw:stroke="solid" draw:fill="none" fo:min-height="2.884cm" draw:shadow-offset-x="0cm" draw:shadow-offset-y="0cm" loext:shadow-blur="0cm"/>
      <style:paragraph-properties style:writing-mode="lr-tb"/>
    </style:style>
    <style:style style:name="gr17" style:family="graphic" style:parent-style-name="standard">
      <style:graphic-properties draw:stroke="none" draw:fill="none" fo:min-height="1.615cm"/>
      <style:paragraph-properties style:writing-mode="lr-tb"/>
    </style:style>
    <style:style style:name="gr18" style:family="graphic" style:parent-style-name="standard">
      <style:graphic-properties draw:stroke="none" draw:fill="none" fo:min-height="1.724cm"/>
      <style:paragraph-properties style:writing-mode="lr-tb"/>
    </style:style>
    <style:style style:name="gr19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3" style:family="graphic" style:parent-style-name="standard">
      <style:graphic-properties draw:marker-start="Pontas_20_das_20_setas_20_19" draw:marker-start-width="0.3cm" draw:textarea-vertical-align="middle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75cm" fo:min-width="11.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1cm" fo:min-width="27.5cm"/>
    </style:style>
    <style:style style:name="gr26" style:family="graphic" style:parent-style-name="standard">
      <style:graphic-properties svg:stroke-color="#3b160e" draw:fill="none" draw:textarea-horizontal-align="justify" draw:textarea-vertical-align="middle" draw:auto-grow-height="false" fo:min-height="2.751cm" fo:min-width="10.848cm"/>
      <style:paragraph-properties style:writing-mode="lr-tb"/>
    </style:style>
    <style:style style:name="gr27" style:family="graphic" style:parent-style-name="standard">
      <style:graphic-properties draw:marker-start="Pontas_20_das_20_setas_20_20" draw:marker-start-width="0.3cm" draw:marker-end="Pontas_20_das_20_setas_20_21" draw:marker-end-width="0.3cm" draw:textarea-vertical-align="middle"/>
    </style:style>
    <style:style style:name="gr28" style:family="graphic" style:parent-style-name="standard">
      <style:graphic-properties draw:marker-start="Pontas_20_das_20_setas_20_22" draw:marker-start-width="0.3cm" draw:marker-end="Pontas_20_das_20_setas_20_23" draw:marker-end-width="0.3cm" draw:textarea-vertical-align="middle"/>
    </style:style>
    <style:style style:name="gr29" style:family="graphic" style:parent-style-name="standard">
      <style:graphic-properties draw:marker-start="Pontas_20_das_20_setas_20_24" draw:marker-start-width="0.3cm" draw:marker-end="Pontas_20_das_20_setas_20_25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d7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24pt" fo:font-weight="bold" fo:background-color="#ffff00" style:font-size-asian="24pt" style:font-weight-asian="bold" style:font-size-complex="24pt" style:font-weight-complex="bol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font-size="20pt" fo:font-weight="bold"/>
    </style:style>
    <style:style style:name="P12" style:family="paragraph">
      <loext:graphic-properties draw:fill="none"/>
      <style:paragraph-properties fo:text-align="center"/>
      <style:text-properties fo:font-size="20pt" fo:font-weight="bold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409cm" svg:height="1.94cm" svg:x="6.856cm" svg:y="12.216cm">
          <draw:image xlink:href="Pictures/1000000000000384000002B95F3B2102BEF6C57E.png" xlink:type="simple" xlink:show="embed" xlink:actuate="onLoad" draw:mime-type="image/png">
            <text:p/>
          </draw:image>
        </draw:frame>
        <draw:frame draw:style-name="gr1" draw:text-style-name="P1" draw:layer="layout" svg:width="2.444cm" svg:height="2.538cm" svg:x="6.821cm" svg:y="15.002cm">
          <draw:image xlink:href="Pictures/1000000000000168000001683DBE3927BDE017FC.png" xlink:type="simple" xlink:show="embed" xlink:actuate="onLoad" draw:mime-type="image/png">
            <text:p/>
          </draw:image>
        </draw:frame>
        <draw:custom-shape draw:style-name="gr2" draw:text-style-name="P3" xml:id="id2" draw:id="id2" draw:layer="layout" svg:width="3.496cm" svg:height="9.338cm" svg:x="15.735cm" svg:y="10.882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5.416cm" svg:height="5.922cm" svg:x="14.894cm" svg:y="23.566cm">
          <text:p text:style-name="P2">EC2 AW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svg:x1="14.894cm" svg:y1="26.527cm" svg:x2="17.483cm" svg:y2="20.22cm" draw:start-shape="id1" draw:start-glue-point="6" draw:end-shape="id2" draw:end-glue-point="2" svg:d="M14894 26527h-501v-4634h3090v-1673" svg:viewBox="0 0 3091 6308">
          <text:p/>
        </draw:connector>
        <draw:frame draw:style-name="gr5" draw:text-style-name="P6" draw:layer="layout" svg:width="3.514cm" svg:height="4.117cm" draw:transform="rotate (0.00314159265358979) translate (15.98cm 24.525cm)">
          <draw:image xlink:href="Pictures/10000000000000D4000000EE31A8D3AB852F20D9.png" xlink:type="simple" xlink:show="embed" xlink:actuate="onLoad" draw:mime-type="image/png">
            <text:p/>
          </draw:image>
        </draw:frame>
        <draw:frame draw:style-name="gr6" draw:text-style-name="P7" draw:layer="layout" svg:width="3.804cm" svg:height="1.09cm" svg:x="15.977cm" svg:y="29.77cm">
          <draw:text-box>
            <text:p>AWS EC2</text:p>
          </draw:text-box>
        </draw:frame>
        <draw:frame draw:style-name="gr7" draw:text-style-name="P5" draw:layer="layout" svg:width="2.436cm" svg:height="2.538cm" svg:x="16.268cm" svg:y="11.972cm">
          <draw:image xlink:href="Pictures/10000201000004B0000004B0240A5587345D00C1.png" xlink:type="simple" xlink:show="embed" xlink:actuate="onLoad" draw:mime-type="image/png">
            <text:p/>
          </draw:image>
        </draw:frame>
        <draw:frame draw:style-name="gr8" draw:text-style-name="P7" draw:layer="layout" svg:width="22.919cm" svg:height="1.128cm" svg:x="1.5cm" svg:y="1cm">
          <draw:text-box>
            <text:p>Rafael Antonio de Brito Oliveira – 201751095983 – App de vendas</text:p>
          </draw:text-box>
        </draw:frame>
        <draw:frame draw:style-name="gr9" draw:text-style-name="P9" draw:layer="layout" svg:width="14.008cm" svg:height="1.41cm" svg:x="22.75cm" svg:y="5cm">
          <draw:text-box>
            <text:p text:style-name="P8"><text:span text:style-name="T1">ShoppingOn Varejo</text:span></text:p>
          </draw:text-box>
        </draw:frame>
        <draw:custom-shape draw:style-name="gr10" draw:text-style-name="P10" draw:layer="layout" svg:width="12.25cm" svg:height="16cm" svg:x="22.75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9.501cm" svg:y1="14.792cm" svg:x2="22.737cm" svg:y2="13.096cm">
          <text:p/>
        </draw:line>
        <draw:line draw:style-name="gr12" draw:text-style-name="P1" draw:layer="layout" svg:x1="19.501cm" svg:y1="15.64cm" svg:x2="22.737cm" svg:y2="15.64cm">
          <text:p/>
        </draw:line>
        <draw:line draw:style-name="gr13" draw:text-style-name="P1" draw:layer="layout" svg:x1="19.771cm" svg:y1="16.488cm" svg:x2="22.737cm" svg:y2="18.184cm">
          <text:p/>
        </draw:line>
        <draw:frame draw:style-name="gr14" draw:text-style-name="P12" draw:layer="layout" svg:width="10.268cm" svg:height="2.82cm" svg:x="24.075cm" svg:y="10.318cm">
          <draw:text-box>
            <text:p text:style-name="P11">Cadastro Microservice</text:p>
          </draw:text-box>
        </draw:frame>
        <draw:frame draw:style-name="gr15" draw:text-style-name="P12" draw:layer="layout" svg:width="10.268cm" svg:height="2.782cm" svg:x="24.075cm" svg:y="14.022cm">
          <draw:text-box>
            <text:p text:style-name="P11">Compra Microservice</text:p>
          </draw:text-box>
        </draw:frame>
        <draw:frame draw:style-name="gr16" draw:text-style-name="P12" draw:layer="layout" svg:width="10.268cm" svg:height="3.134cm" svg:x="24.075cm" svg:y="17.65cm">
          <draw:text-box>
            <text:p text:style-name="P11">Venda Microservice</text:p>
          </draw:text-box>
        </draw:frame>
        <draw:frame draw:style-name="gr7" draw:text-style-name="P5" draw:layer="layout" svg:width="2.692cm" svg:height="2.858cm" svg:x="27.86cm" svg:y="18.214cm">
          <draw:image xlink:href="Pictures/10000201000000C8000000C8A93A8F2E3BD648A7.png" xlink:type="simple" xlink:show="embed" xlink:actuate="onLoad" draw:mime-type="image/png">
            <text:p/>
          </draw:image>
        </draw:frame>
        <draw:frame draw:style-name="gr7" draw:text-style-name="P5" draw:layer="layout" svg:width="2.692cm" svg:height="2.826cm" svg:x="27.86cm" svg:y="14.548cm">
          <draw:image xlink:href="Pictures/10000201000000C8000000C8A93A8F2E3BD648A7.png" xlink:type="simple" xlink:show="embed" xlink:actuate="onLoad" draw:mime-type="image/png">
            <text:p/>
          </draw:image>
        </draw:frame>
        <draw:frame draw:style-name="gr7" draw:text-style-name="P5" draw:layer="layout" svg:width="2.692cm" svg:height="2.826cm" svg:x="27.866cm" svg:y="10.882cm">
          <draw:image xlink:href="Pictures/10000201000000C8000000C8A93A8F2E3BD648A7.png" xlink:type="simple" xlink:show="embed" xlink:actuate="onLoad" draw:mime-type="image/png">
            <text:p/>
          </draw:image>
        </draw:frame>
        <draw:frame draw:style-name="gr17" draw:text-style-name="P13" draw:layer="layout" svg:width="2.185cm" svg:height="1.865cm" svg:x="11.25cm" svg:y="12.66cm">
          <draw:text-box>
            <text:p>Web</text:p>
          </draw:text-box>
        </draw:frame>
        <draw:frame draw:style-name="gr18" draw:text-style-name="P13" draw:layer="layout" svg:width="3.817cm" svg:height="1.974cm" svg:x="11cm" svg:y="15.91cm">
          <draw:text-box>
            <text:p>Mobile</text:p>
          </draw:text-box>
        </draw:frame>
        <draw:frame draw:style-name="gr7" draw:text-style-name="P5" draw:layer="layout" svg:width="2.291cm" svg:height="1.702cm" svg:x="24.075cm" svg:y="7.944cm">
          <draw:image xlink:href="Pictures/1000020100000259000001AF59463E312C4DF126.png" xlink:type="simple" xlink:show="embed" xlink:actuate="onLoad" draw:mime-type="image/png">
            <text:p/>
          </draw:image>
        </draw:frame>
        <draw:line draw:style-name="gr19" draw:text-style-name="P1" draw:layer="layout" svg:x1="35.25cm" svg:y1="15.41cm" svg:x2="38.5cm" svg:y2="15.41cm">
          <text:p/>
        </draw:line>
        <draw:frame draw:style-name="gr7" draw:text-style-name="P5" draw:layer="layout" svg:width="3.831cm" svg:height="3.988cm" svg:x="38.419cm" svg:y="12.91cm">
          <draw:image xlink:href="Pictures/10000201000001000000010048554E953E1770CE.png" xlink:type="simple" xlink:show="embed" xlink:actuate="onLoad" draw:mime-type="image/png">
            <text:p/>
          </draw:image>
        </draw:frame>
        <draw:line draw:style-name="gr20" draw:text-style-name="P1" draw:layer="layout" svg:x1="34.87cm" svg:y1="19.554cm" svg:x2="38.375cm" svg:y2="17.293cm">
          <text:p/>
        </draw:line>
        <draw:line draw:style-name="gr21" draw:text-style-name="P1" draw:layer="layout" svg:x1="35.14cm" svg:y1="11.074cm" svg:x2="38.106cm" svg:y2="13.335cm">
          <text:p/>
        </draw:line>
        <draw:line draw:style-name="gr22" draw:text-style-name="P1" draw:layer="layout" svg:x1="42.5cm" svg:y1="14.41cm" svg:x2="45.5cm" svg:y2="14.41cm">
          <text:p/>
        </draw:line>
        <draw:line draw:style-name="gr23" draw:text-style-name="P5" draw:layer="layout" svg:x1="42.5cm" svg:y1="16.16cm" svg:x2="45.5cm" svg:y2="16.16cm">
          <text:p/>
        </draw:line>
        <draw:frame draw:style-name="gr7" draw:text-style-name="P5" draw:layer="layout" svg:width="5.48cm" svg:height="3.425cm" svg:x="45.52cm" svg:y="13.485cm">
          <draw:image xlink:href="Pictures/1000000000000320000001F4E79F826695CA6CFE.png" xlink:type="simple" xlink:show="embed" xlink:actuate="onLoad" draw:mime-type="image/png">
            <text:p/>
          </draw:image>
        </draw:frame>
        <draw:custom-shape draw:style-name="gr24" draw:text-style-name="P1" draw:layer="layout" svg:width="12cm" svg:height="5cm" svg:x="38.5cm" svg:y="12.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11.25cm" svg:x="23.5cm" svg:y="9.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1.5cm" svg:height="3cm" svg:x="26.75cm" svg:y="26.91cm">
          <text:p text:style-name="P5"><text:span text:style-name="T2">Event Bu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27" draw:text-style-name="P5" draw:layer="layout" svg:x1="37cm" svg:y1="21.66cm" svg:x2="37cm" svg:y2="26.41cm">
          <text:p/>
        </draw:line>
        <draw:line draw:style-name="gr28" draw:text-style-name="P5" draw:layer="layout" svg:x1="9.75cm" svg:y1="13.66cm" svg:x2="15.25cm" svg:y2="13.66cm">
          <text:p/>
        </draw:line>
        <draw:line draw:style-name="gr29" draw:text-style-name="P5" draw:layer="layout" svg:x1="9.75cm" svg:y1="16.91cm" svg:x2="15.25cm" svg:y2="16.91cm">
          <text:p/>
        </draw:line>
        <draw:frame draw:style-name="gr7" draw:text-style-name="P5" draw:layer="layout" svg:width="1.4cm" svg:height="1cm" svg:x="37.5cm" svg:y="24.16cm">
          <draw:image xlink:href="Pictures/100000000000010A000000BEF46BA50FDBF9EDB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7 20 13" svg:d="M0 20l10-13 10 13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14:46:05.590000000</meta:creation-date>
    <dc:date>2021-04-29T13:57:59.975000000</dc:date>
    <meta:editing-duration>PT1H6M8S</meta:editing-duration>
    <meta:editing-cycles>7</meta:editing-cycles>
    <meta:generator>LibreOffice/7.1.1.2$Windows_X86_64 LibreOffice_project/fe0b08f4af1bacafe4c7ecc87ce55bb426164676</meta:generator>
    <meta:document-statistic meta:object-count="37"/>
  </office:meta>
</office:document-meta>
</file>